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Alice Orange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“Existe un universo habitado por una voluntad </text:span></text:p>
      <text:p text:style-name="P1"><text:span text:style-name="T1">tan poderosa </text:span></text:p>
      <text:p text:style-name="P1"><text:span text:style-name="T1">que</text:span></text:p>
      <text:p text:style-name="P1"><text:span text:style-name="T1">toda otra voluntad </text:span></text:p>
      <text:p text:style-name="P1"><text:tab/><text:tab/><text:tab/><text:tab/><text:tab/><text:span text:style-name="T1">es suya.</text:span></text:p>
      <text:p text:style-name="P1"/>
      <text:p text:style-name="P1"><text:span text:style-name="T1">Una criatura de dimensiones colosales, <text:s/></text:span></text:p>
      <text:p text:style-name="P1"><text:span text:style-name="T1">que se alimenta de almas.</text:span></text:p>
      <text:p text:style-name="P1"/>
      <text:p text:style-name="P1"><text:span text:style-name="T1">Y todas las almas, </text:span></text:p>
      <text:p text:style-name="P1"><text:span text:style-name="T1">todas,</text:span></text:p>
      <text:p text:style-name="P1"><text:tab/><text:tab/><text:tab/><text:tab/><text:tab/><text:span text:style-name="T1">le pertenecen.”</text:span></text:p>
      <text:p text:style-name="P1"/>
      <text:p text:style-name="P1"><text:tab/><text:tab/><text:tab/><text:tab/><text:tab/><text:tab/><text:span text:style-name="T1">Fabhrius.</text:span></text:p>
      <text:p text:style-name="P1"><text:tab/><text:tab/><text:tab/><text:tab/><text:span text:style-name="T1">(extracto de ‘El libro de la eterna lluvia’)</text:span></text:p>
      <text:p text:style-name="Standard"/>
      <text:p text:style-name="Standard"/>
      <text:p text:style-name="Horizontal_20_Line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7T09:20:26.607000000</meta:creation-date>
    <dc:date>2025-09-27T09:21:44.816000000</dc:date>
    <meta:editing-duration>PT1M18S</meta:editing-duration>
    <meta:editing-cycles>1</meta:editing-cycles>
    <meta:document-statistic meta:table-count="0" meta:image-count="0" meta:object-count="0" meta:page-count="1" meta:paragraph-count="12" meta:word-count="41" meta:character-count="267" meta:non-whitespace-character-count="212"/>
    <meta:generator>LibreOffice/7.3.5.2$Windows_X86_64 LibreOffice_project/184fe81b8c8c30d8b5082578aee2fed2ea847c01</meta:generator>
  </office:meta>
</office:document-meta>
</file>